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Página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mpo (seg)</text:p>
          </table:table-cell>
          <table:table-cell table:style-name="ce2" office:value-type="string" calcext:value-type="string">
            <text:p>Mbps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95576" calcext:value-type="float">
            <text:p>95576</text:p>
          </table:table-cell>
          <table:table-cell table:number-columns-repeated="10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95661" calcext:value-type="float">
            <text:p>95661</text:p>
          </table:table-cell>
          <table:table-cell table:number-columns-repeated="102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95700" calcext:value-type="float">
            <text:p>95700</text:p>
          </table:table-cell>
          <table:table-cell/>
          <table:table-cell>
            <draw:frame table:end-cell-address="Página1.J22" table:end-x="5.81pt" table:end-y="3.71pt" draw:z-index="0" draw:name="Chart 1" draw:style-name="gr1" draw:text-style-name="P1" svg:width="449.97pt" svg:height="278.22pt" svg:x="36.74pt" svg:y="9.01pt">
              <draw:object draw:notify-on-update-of-ranges="Página1.A2:Página1.A31 Página1.B1:Página1.B1 Página1.B2:Página1.B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float" office:value="95696" calcext:value-type="float">
            <text:p>95696</text:p>
          </table:table-cell>
          <table:table-cell table:number-columns-repeated="102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69029" calcext:value-type="float">
            <text:p>69029</text:p>
          </table:table-cell>
          <table:table-cell table:number-columns-repeated="102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float" office:value="29456" calcext:value-type="float">
            <text:p>29456</text:p>
          </table:table-cell>
          <table:table-cell table:number-columns-repeated="102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float" office:value="29459" calcext:value-type="float">
            <text:p>29459</text:p>
          </table:table-cell>
          <table:table-cell table:number-columns-repeated="102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float" office:value="29381" calcext:value-type="float">
            <text:p>29381</text:p>
          </table:table-cell>
          <table:table-cell table:number-columns-repeated="102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float" office:value="27236" calcext:value-type="float">
            <text:p>27236</text:p>
          </table:table-cell>
          <table:table-cell table:number-columns-repeated="102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float" office:value="29459" calcext:value-type="float">
            <text:p>29459</text:p>
          </table:table-cell>
          <table:table-cell table:number-columns-repeated="102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float" office:value="81417" calcext:value-type="float">
            <text:p>81417</text:p>
          </table:table-cell>
          <table:table-cell table:number-columns-repeated="102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office:value-type="float" office:value="95703" calcext:value-type="float">
            <text:p>95703</text:p>
          </table:table-cell>
          <table:table-cell table:number-columns-repeated="102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office:value-type="float" office:value="95704" calcext:value-type="float">
            <text:p>95704</text:p>
          </table:table-cell>
          <table:table-cell table:number-columns-repeated="102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office:value-type="float" office:value="95696" calcext:value-type="float">
            <text:p>95696</text:p>
          </table:table-cell>
          <table:table-cell table:number-columns-repeated="102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office:value-type="float" office:value="85138" calcext:value-type="float">
            <text:p>85138</text:p>
          </table:table-cell>
          <table:table-cell table:number-columns-repeated="102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29461" calcext:value-type="float">
            <text:p>29461</text:p>
          </table:table-cell>
          <table:table-cell table:number-columns-repeated="102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office:value-type="float" office:value="29456" calcext:value-type="float">
            <text:p>29456</text:p>
          </table:table-cell>
          <table:table-cell table:number-columns-repeated="1022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office:value-type="float" office:value="29459" calcext:value-type="float">
            <text:p>29459</text:p>
          </table:table-cell>
          <table:table-cell table:number-columns-repeated="102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office:value-type="float" office:value="25841" calcext:value-type="float">
            <text:p>25841</text:p>
          </table:table-cell>
          <table:table-cell table:number-columns-repeated="102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29750" calcext:value-type="float">
            <text:p>29750</text:p>
          </table:table-cell>
          <table:table-cell table:number-columns-repeated="102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office:value-type="float" office:value="29456" calcext:value-type="float">
            <text:p>29456</text:p>
          </table:table-cell>
          <table:table-cell table:number-columns-repeated="102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office:value-type="float" office:value="92993" calcext:value-type="float">
            <text:p>92993</text:p>
          </table:table-cell>
          <table:table-cell table:number-columns-repeated="1022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office:value-type="float" office:value="95703" calcext:value-type="float">
            <text:p>95703</text:p>
          </table:table-cell>
          <table:table-cell table:number-columns-repeated="1022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 table:number-rows-repeated="70">
          <table:table-cell table:style-name="ce1"/>
          <table:table-cell table:style-name="ce2"/>
          <table:table-cell table:number-columns-repeated="102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mpo (s)</text:p>
          </table:table-cell>
          <table:table-cell table:style-name="ce2" office:value-type="string" calcext:value-type="string">
            <text:p>Mbp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.0-1.0</text:p>
          </table:table-cell>
          <table:table-cell table:style-name="ce2" office:value-type="float" office:value="56623" calcext:value-type="float">
            <text:p>566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.0-2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0-3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.0-4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.0-5.0</text:p>
          </table:table-cell>
          <table:table-cell table:style-name="ce2" office:value-type="float" office:value="32506" calcext:value-type="float">
            <text:p>325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.0-6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.0-7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.0-8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.0-9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.0-10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.0-11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.0-12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0-13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0-14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0-15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.0-16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.0-17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.0-18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0-19.0</text:p>
          </table:table-cell>
          <table:table-cell table:style-name="ce2" office:value-type="float" office:value="33554" calcext:value-type="float">
            <text:p>335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.0-20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.0-21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.0-22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0-23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.0-24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.0-25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.0-26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.0-27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.0-28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.0-29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.0-30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.0-31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.0-32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.0-33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.0-34.0</text:p>
          </table:table-cell>
          <table:table-cell table:style-name="ce2" office:value-type="float" office:value="32506" calcext:value-type="float">
            <text:p>325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.0-35.0</text:p>
          </table:table-cell>
          <table:table-cell table:style-name="ce2" office:value-type="float" office:value="25166" calcext:value-type="float">
            <text:p>251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.0-36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.0-37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.0-38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.0-39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.0-40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.0-41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.0-42.0</text:p>
          </table:table-cell>
          <table:table-cell table:style-name="ce2" office:value-type="float" office:value="25166" calcext:value-type="float">
            <text:p>251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.0-43.0</text:p>
          </table:table-cell>
          <table:table-cell table:style-name="ce2" office:value-type="float" office:value="34603" calcext:value-type="float">
            <text:p>346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.0-44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.0-45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.0-46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.0-47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.0-48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.0-49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.0-50.0</text:p>
          </table:table-cell>
          <table:table-cell table:style-name="ce2" office:value-type="float" office:value="25166" calcext:value-type="float">
            <text:p>251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.0-51.0</text:p>
          </table:table-cell>
          <table:table-cell table:style-name="ce2" office:value-type="float" office:value="33554" calcext:value-type="float">
            <text:p>335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.0-52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.0-53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.0-54.0</text:p>
          </table:table-cell>
          <table:table-cell table:style-name="ce2" office:value-type="float" office:value="23069" calcext:value-type="float">
            <text:p>230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.0-55.0</text:p>
          </table:table-cell>
          <table:table-cell table:style-name="ce2" office:value-type="float" office:value="32506" calcext:value-type="float">
            <text:p>325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.0-56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.0-57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.0-58.0</text:p>
          </table:table-cell>
          <table:table-cell table:style-name="ce2" office:value-type="float" office:value="24117" calcext:value-type="float">
            <text:p>241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.0-59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9.0-60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.0-61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.0-62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.0-63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.0-64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.0-65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.0-66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.0-67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.0-68.0</text:p>
          </table:table-cell>
          <table:table-cell table:style-name="ce2" office:value-type="float" office:value="31457" calcext:value-type="float">
            <text:p>31457</text:p>
          </table:table-cell>
          <table:table-cell/>
          <table:table-cell>
            <draw:frame table:end-cell-address="Página2.I87" table:end-x="49.21pt" table:end-y="1.47pt" draw:z-index="0" draw:name="Chart 2" draw:style-name="gr1" draw:text-style-name="P1" svg:width="449.97pt" svg:height="278.22pt" svg:x="0pt" svg:y="6.75pt">
              <draw:object draw:notify-on-update-of-ranges="Página2.A2:Página2.A81 Página2.B1:Página2.B1 Página2.B2:Página2.B8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8.0-69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.0-70.0</text:p>
          </table:table-cell>
          <table:table-cell table:style-name="ce2" office:value-type="float" office:value="33554" calcext:value-type="float">
            <text:p>335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.0-71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.0-72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.0-73.0</text:p>
          </table:table-cell>
          <table:table-cell table:style-name="ce2" office:value-type="float" office:value="25166" calcext:value-type="float">
            <text:p>251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3.0-74.0</text:p>
          </table:table-cell>
          <table:table-cell table:style-name="ce2" office:value-type="float" office:value="32506" calcext:value-type="float">
            <text:p>325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.0-75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.0-76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.0-77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.0-78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8.0-79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9.0-80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4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chart-properties chart:solid-type="cuboid"/>
      <style:graphic-properties draw:fill-color="#004586"/>
    </style:style>
    <style:style style:name="ch23" style:family="chart">
      <style:graphic-properties draw:fill-color="#579d1c"/>
    </style:style>
    <style:style style:name="ch24" style:family="chart">
      <style:graphic-properties draw:fill-color="#7e0021"/>
    </style:style>
    <style:style style:name="ch25" style:family="chart">
      <style:graphic-properties draw:fill-color="#0084d1"/>
    </style:style>
    <style:style style:name="ch26" style:family="chart">
      <style:graphic-properties draw:fill="solid" draw:fill-color="#ffffff"/>
    </style:style>
    <style:style style:name="ch27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463cm" svg:y="1.123cm" style:legend-expansion="high" chart:style-name="ch2"/>
        <chart:plot-area chart:style-name="ch3" table:cell-range-address="Página1.A1:Página1.B31" chart:data-source-has-labels="both" svg:x="1.377cm" svg:y="0.196cm" svg:width="11.769cm" svg:height="8.394cm">
          <chartooo:coordinate-region svg:x="2.589cm" svg:y="0.196cm" svg:width="10.557cm" svg:height="7.421cm"/>
          <chart:axis chart:dimension="x" chart:name="primary-x" chart:style-name="ch4" chartooo:axis-type="text">
            <chart:title svg:x="6.231cm" svg:y="8.787cm" chart:style-name="ch5">
              <text:p>Tempo (seg)</text:p>
            </chart:title>
            <chart:categories table:cell-range-address="Página1.A2:Página1.A31"/>
          </chart:axis>
          <chart:axis chart:dimension="y" chart:name="primary-y" chart:style-name="ch6">
            <chart:title svg:x="0.451cm" svg:y="4.881cm" chart:style-name="ch7">
              <text:p>Mbps</text:p>
            </chart:title>
            <chart:grid chart:style-name="ch8" chart:class="major"/>
          </chart:axis>
          <chart:series chart:style-name="ch9" chart:values-cell-range-address="Página1.B2:Página1.B31" chart:label-cell-address="Página1.B1:Página1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23"/>
            <chart:data-point chart:style-name="ch2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5"/>
            <chart:data-point chart:style-name="ch10"/>
            <chart:data-point chart:style-name="ch11"/>
            <chart:data-point chart:style-name="ch12"/>
            <chart:data-point chart:style-name="ch23"/>
            <chart:data-point chart:style-name="ch24"/>
            <chart:data-point chart:style-name="ch15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ps</text:p>
                <draw:g>
                  <svg:desc>Página1.B1:Página1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ágina1.A2:Página1.A31</svg:desc>
                </draw:g>
              </table:table-cell>
              <table:table-cell office:value-type="float" office:value="95576">
                <text:p>95576</text:p>
                <draw:g>
                  <svg:desc>Página1.B2:Página1.B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5661">
                <text:p>956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5700">
                <text:p>957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5696">
                <text:p>956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9029">
                <text:p>6902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9456">
                <text:p>294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459">
                <text:p>294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9381">
                <text:p>293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236">
                <text:p>272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9459">
                <text:p>294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1417">
                <text:p>8141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5703">
                <text:p>957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5704">
                <text:p>9570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95696">
                <text:p>956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5138">
                <text:p>851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461">
                <text:p>2946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9456">
                <text:p>294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459">
                <text:p>2945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5841">
                <text:p>258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750">
                <text:p>2975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9456">
                <text:p>294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2993">
                <text:p>9299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5703">
                <text:p>9570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5705">
                <text:p>95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684cm" svg:y="4.609cm" style:legend-expansion="high" chart:style-name="ch2"/>
        <chart:plot-area chart:style-name="ch3" table:cell-range-address="Página2.A1:Página2.B81" chart:data-source-has-labels="both" svg:x="1.377cm" svg:y="0.196cm" svg:width="11.99cm" svg:height="8.394cm">
          <chartooo:coordinate-region svg:x="2.404cm" svg:y="0.196cm" svg:width="10.963cm" svg:height="6.804cm"/>
          <chart:axis chart:dimension="x" chart:name="primary-x" chart:style-name="ch4" chartooo:axis-type="text">
            <chart:title svg:x="6.527cm" svg:y="8.787cm" chart:style-name="ch5">
              <text:p>Tempo (s)</text:p>
            </chart:title>
            <chart:categories table:cell-range-address="Página2.A2:Página2.A81"/>
          </chart:axis>
          <chart:axis chart:dimension="y" chart:name="primary-y" chart:style-name="ch6">
            <chart:title svg:x="0.451cm" svg:y="4.881cm" chart:style-name="ch7">
              <text:p>Mbps</text:p>
            </chart:title>
            <chart:grid chart:style-name="ch8" chart:class="major"/>
          </chart:axis>
          <chart:series chart:style-name="ch9" chart:values-cell-range-address="Página2.B2:Página2.B81" chart:label-cell-address="Página2.B1:Página2.B1" chart:class="chart:line">
            <chart:data-point chart:repeated="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ps</text:p>
                <draw:g>
                  <svg:desc>Página2.B1:Págin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-1.0</text:p>
                <draw:g>
                  <svg:desc>Página2.A2:Página2.A81</svg:desc>
                </draw:g>
              </table:table-cell>
              <table:table-cell office:value-type="float" office:value="56623">
                <text:p>56623</text:p>
                <draw:g>
                  <svg:desc>Página2.B2:Página2.B81</svg:desc>
                </draw:g>
              </table:table-cell>
            </table:table-row>
            <table:table-row>
              <table:table-cell office:value-type="string">
                <text:p>1.0-2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2.0-3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3.0-4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4.0-5.0</text:p>
              </table:table-cell>
              <table:table-cell office:value-type="float" office:value="32506">
                <text:p>32506</text:p>
              </table:table-cell>
            </table:table-row>
            <table:table-row>
              <table:table-cell office:value-type="string">
                <text:p>5.0-6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6.0-7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7.0-8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8.0-9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9.0-10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10.0-11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11.0-12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12.0-13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13.0-14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14.0-15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15.0-16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16.0-17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17.0-18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18.0-19.0</text:p>
              </table:table-cell>
              <table:table-cell office:value-type="float" office:value="33554">
                <text:p>33554</text:p>
              </table:table-cell>
            </table:table-row>
            <table:table-row>
              <table:table-cell office:value-type="string">
                <text:p>19.0-20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20.0-21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21.0-22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22.0-23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23.0-24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24.0-25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25.0-26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26.0-27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27.0-28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28.0-29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29.0-30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30.0-31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31.0-32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32.0-33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33.0-34.0</text:p>
              </table:table-cell>
              <table:table-cell office:value-type="float" office:value="32506">
                <text:p>32506</text:p>
              </table:table-cell>
            </table:table-row>
            <table:table-row>
              <table:table-cell office:value-type="string">
                <text:p>34.0-35.0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string">
                <text:p>35.0-36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36.0-37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37.0-38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38.0-39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39.0-40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40.0-41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41.0-42.0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string">
                <text:p>42.0-43.0</text:p>
              </table:table-cell>
              <table:table-cell office:value-type="float" office:value="34603">
                <text:p>34603</text:p>
              </table:table-cell>
            </table:table-row>
            <table:table-row>
              <table:table-cell office:value-type="string">
                <text:p>43.0-44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44.0-45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45.0-46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46.0-47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47.0-48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48.0-49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49.0-50.0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string">
                <text:p>50.0-51.0</text:p>
              </table:table-cell>
              <table:table-cell office:value-type="float" office:value="33554">
                <text:p>33554</text:p>
              </table:table-cell>
            </table:table-row>
            <table:table-row>
              <table:table-cell office:value-type="string">
                <text:p>51.0-52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52.0-53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53.0-54.0</text:p>
              </table:table-cell>
              <table:table-cell office:value-type="float" office:value="23069">
                <text:p>23069</text:p>
              </table:table-cell>
            </table:table-row>
            <table:table-row>
              <table:table-cell office:value-type="string">
                <text:p>54.0-55.0</text:p>
              </table:table-cell>
              <table:table-cell office:value-type="float" office:value="32506">
                <text:p>32506</text:p>
              </table:table-cell>
            </table:table-row>
            <table:table-row>
              <table:table-cell office:value-type="string">
                <text:p>55.0-56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56.0-57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57.0-58.0</text:p>
              </table:table-cell>
              <table:table-cell office:value-type="float" office:value="24117">
                <text:p>24117</text:p>
              </table:table-cell>
            </table:table-row>
            <table:table-row>
              <table:table-cell office:value-type="string">
                <text:p>58.0-59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59.0-60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60.0-61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61.0-62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62.0-63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63.0-64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64.0-65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65.0-66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66.0-67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67.0-68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68.0-69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69.0-70.0</text:p>
              </table:table-cell>
              <table:table-cell office:value-type="float" office:value="33554">
                <text:p>33554</text:p>
              </table:table-cell>
            </table:table-row>
            <table:table-row>
              <table:table-cell office:value-type="string">
                <text:p>70.0-71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71.0-72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72.0-73.0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string">
                <text:p>73.0-74.0</text:p>
              </table:table-cell>
              <table:table-cell office:value-type="float" office:value="32506">
                <text:p>32506</text:p>
              </table:table-cell>
            </table:table-row>
            <table:table-row>
              <table:table-cell office:value-type="string">
                <text:p>74.0-75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75.0-76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76.0-77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77.0-78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78.0-79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79.0-80.0</text:p>
              </table:table-cell>
              <table:table-cell office:value-type="float" office:value="29360">
                <text:p>293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